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style:contextual-spacing="false" fo:text-align="start" style:justify-single-word="false" style:writing-mode="lr-tb"/>
      <style:text-properties officeooo:paragraph-rsid="00066d41"/>
    </style:style>
    <style:style style:name="P2" style:family="paragraph" style:parent-style-name="Text_20_body">
      <style:paragraph-properties fo:margin-top="0in" fo:margin-bottom="0in" style:contextual-spacing="false" fo:text-align="start" style:justify-single-word="false" style:writing-mode="lr-tb"/>
      <style:text-properties officeooo:paragraph-rsid="00098248"/>
    </style:style>
    <style:style style:name="P3" style:family="paragraph" style:parent-style-name="Text_20_body">
      <style:paragraph-properties fo:margin-top="0in" fo:margin-bottom="0in" style:contextual-spacing="false" fo:text-align="start" style:justify-single-word="false" style:writing-mode="lr-tb"/>
      <style:text-properties officeooo:paragraph-rsid="000bceda"/>
    </style:style>
    <style:style style:name="P4" style:family="paragraph" style:parent-style-name="Text_20_body">
      <style:paragraph-properties fo:margin-top="0in" fo:margin-bottom="0in" style:contextual-spacing="false" fo:text-align="start" style:justify-single-word="false" style:writing-mode="lr-tb"/>
      <style:text-properties officeooo:paragraph-rsid="0011c52e"/>
    </style:style>
    <style:style style:name="P5" style:family="paragraph" style:parent-style-name="Text_20_body">
      <style:paragraph-properties fo:margin-top="0in" fo:margin-bottom="0in" style:contextual-spacing="false" fo:text-align="start" style:justify-single-word="false" style:writing-mode="lr-tb"/>
      <style:text-properties officeooo:paragraph-rsid="00120f2b"/>
    </style:style>
    <style:style style:name="P6" style:family="paragraph" style:parent-style-name="Text_20_body">
      <style:paragraph-properties fo:margin-top="0in" fo:margin-bottom="0in" style:contextual-spacing="false" fo:text-align="start" style:justify-single-word="false" style:writing-mode="lr-tb"/>
      <style:text-properties officeooo:paragraph-rsid="001b29b4"/>
    </style:style>
    <style:style style:name="P7" style:family="paragraph" style:parent-style-name="Heading_20_1" style:list-style-name="WWNum1">
      <style:paragraph-properties fo:text-align="start" style:justify-single-word="false" style:writing-mode="lr-tb"/>
      <style:text-properties officeooo:paragraph-rsid="00066d41"/>
    </style:style>
    <style:style style:name="P8" style:family="paragraph" style:parent-style-name="Text_20_body">
      <style:paragraph-properties fo:margin-top="0in" fo:margin-bottom="0in" style:contextual-spacing="false" fo:text-align="start" style:justify-single-word="false" style:writing-mode="lr-tb"/>
      <style:text-properties fo:font-weight="bold" officeooo:paragraph-rsid="00066d41" style:font-weight-asian="bold" style:font-weight-complex="bold"/>
    </style:style>
    <style:style style:name="P9" style:family="paragraph" style:parent-style-name="Text_20_body">
      <style:paragraph-properties fo:margin-left="0in" fo:margin-right="0in" fo:margin-top="0in" fo:margin-bottom="0in" style:contextual-spacing="false" fo:text-indent="0in" style:auto-text-indent="false"/>
      <style:text-properties officeooo:paragraph-rsid="001788a2"/>
    </style:style>
    <style:style style:name="P10" style:family="paragraph" style:parent-style-name="Text_20_body">
      <style:paragraph-properties fo:margin-top="0in" fo:margin-bottom="0in" style:contextual-spacing="false" fo:text-align="start" style:justify-single-word="false" style:writing-mode="lr-tb"/>
      <style:text-properties officeooo:paragraph-rsid="00201692"/>
    </style:style>
    <style:style style:name="P11" style:family="paragraph" style:parent-style-name="Text_20_body">
      <style:paragraph-properties fo:margin-top="0in" fo:margin-bottom="0in" style:contextual-spacing="false" fo:text-align="start" style:justify-single-word="false" style:writing-mode="lr-tb"/>
      <style:text-properties officeooo:paragraph-rsid="00066d41"/>
    </style:style>
    <style:style style:name="T1" style:family="text">
      <style:text-properties fo:font-weight="normal" officeooo:rsid="001b29b4"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1d882e" style:font-weight-asian="bold" style:font-weight-complex="bold"/>
    </style:style>
    <style:style style:name="T4" style:family="text">
      <style:text-properties officeooo:rsid="00098248"/>
    </style:style>
    <style:style style:name="T5" style:family="text">
      <style:text-properties officeooo:rsid="000bceda"/>
    </style:style>
    <style:style style:name="T6" style:family="text">
      <style:text-properties officeooo:rsid="000f3ad1"/>
    </style:style>
    <style:style style:name="T7" style:family="text">
      <style:text-properties officeooo:rsid="000f8567"/>
    </style:style>
    <style:style style:name="T8" style:family="text">
      <style:text-properties officeooo:rsid="0011c52e"/>
    </style:style>
    <style:style style:name="T9" style:family="text">
      <style:text-properties officeooo:rsid="00120f2b"/>
    </style:style>
    <style:style style:name="T10" style:family="text">
      <style:text-properties officeooo:rsid="0013a0bc"/>
    </style:style>
    <style:style style:name="T11" style:family="text">
      <style:text-properties officeooo:rsid="00190abf"/>
    </style:style>
    <style:style style:name="T12" style:family="text">
      <style:text-properties officeooo:rsid="001b29b4"/>
    </style:style>
    <style:style style:name="T13" style:family="text">
      <style:text-properties officeooo:rsid="001ecd50"/>
    </style:style>
    <style:style style:name="T14" style:family="text">
      <style:text-properties officeooo:rsid="0020169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3">Conclusion: </text:span>Based on the replication study results and notes on methodology, it can be concluded that using LLMs to replicate Zhong's study on predicting vessel turnaround time at Hong Kong Port (HKP) has its limitations and challenges. However, it also shows potential in predicting VTT and reducing inaccuracies in EDT data, which can aid in efficient berth allocation and decision-making in port operations.</text:p>
      <text:p text:style-name="P9"/>
      <text:p text:style-name="P9"><text:span text:style-name="T2">Practical Usage:</text:span> LLMs can be used to replicate Zhong's study and predict VTT at other ports, which can improve port efficiency, cost-effectiveness, and competitiveness in global trade networks. LLMs can also be used to predict other key metrics in port operations, such as cargo unloading and loading times, to enhance supply chain productivity and reduce bottlenecks and congestion.</text:p>
      <text:p text:style-name="P9"/>
      <text:p text:style-name="P9"><text:span text:style-name="T2">Future Research: </text:span>Future research can explore using more advanced LLM models, such as GPT-3, to improve performance and efficiency in replicating Zhong's study and predicting VTT at ports. Research can also focus on developing LLMs specifically designed for port operations and optimizing their performance in various scenarios and data sets. Additionally, integrating LLMs into existing port management systems can be investigated to enhance their practical usage and real-world impact on port operations and global trade networks.</text:p>
      <text:p text:style-name="Standard"/>
      <text:list xml:id="list1929550092" text:style-name="WWNum1">
        <text:list-item>
          <text:h text:style-name="P7" text:outline-level="1">Evaluation by me</text:h>
        </text:list-item>
      </text:list>
      <text:p text:style-name="P8">Conclusion</text:p>
      <text:p text:style-name="P4">Relevance: <text:span text:style-name="T13">3</text:span>/5. <text:span text:style-name="T13">Somwhat relevant,</text:span><text:span text:style-name="T9"> </text:span><text:span text:style-name="T11">all info from prompt repeated</text:span></text:p>
      <text:p text:style-name="P3">Accuracy: <text:span text:style-name="T1">3</text:span>/5. “<text:span text:style-name="T13">reducing inaccuracies in EDT data”, is weird and incorrect conclusion.</text:span></text:p>
      <text:p text:style-name="P1">Coherence: <text:span text:style-name="T14">4/</text:span>5. <text:span text:style-name="T5">The structure is </text:span><text:span text:style-name="T8">coherent. </text:span><text:span text:style-name="T14">Does not flow nice though.</text:span></text:p>
      <text:p text:style-name="P2">Insightfulness: <text:span text:style-name="T13">1</text:span><text:span text:style-name="T4">/5: </text:span><text:span text:style-name="T13">No new insights given</text:span></text:p>
      <text:p text:style-name="P1">Conciseness: <text:span text:style-name="T14">4</text:span>/5: <text:span text:style-name="T8">No wordiness. </text:span><text:span text:style-name="T14">Very short</text:span></text:p>
      <text:p text:style-name="P1"/>
      <text:p text:style-name="P8">Practical Usage</text:p>
      <text:p text:style-name="P1">Relevance: <text:span text:style-name="T14">3</text:span><text:span text:style-name="T8">/5. <text:s/></text:span><text:span text:style-name="T14">Mostly relevant. “Llms van be used to replicate Zhong’s study” :Facepalm:</text:span></text:p>
      <text:p text:style-name="P6">Accuracy: <text:span text:style-name="T14">4</text:span><text:span text:style-name="T4">/</text:span>5. <text:span text:style-name="T14">No false information. It is however assumed that that LLMs can predict VTT, but they only wrote the code.</text:span></text:p>
      <text:p text:style-name="P10">Coherence: <text:span text:style-name="T14">4</text:span><text:span text:style-name="T6">/</text:span><text:span text:style-name="T8">5. </text:span><text:span text:style-name="T5">The structure is </text:span><text:span text:style-name="T8">coherent. </text:span><text:span text:style-name="T14">Does not flow nice though.</text:span></text:p>
      <text:p text:style-name="P4">Insightfulness: <text:span text:style-name="T13">3</text:span><text:span text:style-name="T4">/5: </text:span><text:span text:style-name="T13">small</text:span><text:span text:style-name="T12"> insight given, </text:span><text:span text:style-name="T13">about predicting other key metrics</text:span></text:p>
      <text:p text:style-name="P4">Conciseness: <text:span text:style-name="T14">4</text:span><text:span text:style-name="T7">/5: </text:span><text:span text:style-name="T8">No wordiness. </text:span><text:span text:style-name="T14">Very short</text:span></text:p>
      <text:p text:style-name="P4"/>
      <text:p text:style-name="P8">Future research</text:p>
      <text:p text:style-name="P1">Relevance: <text:span text:style-name="T14">3</text:span><text:span text:style-name="T12">/</text:span>5. <text:span text:style-name="T6">Quite r</text:span><text:span text:style-name="T5">elevant to research, </text:span><text:span text:style-name="T14">not </text:span><text:span text:style-name="T10">all points </text:span><text:span text:style-name="T14">from prompt</text:span><text:span text:style-name="T10"> are mentioned</text:span></text:p>
      <text:p text:style-name="P10">Accuracy: <text:span text:style-name="T14">4</text:span><text:span text:style-name="T7">/</text:span>5. <text:span text:style-name="T5">No false information. </text:span><text:span text:style-name="T14">It is however assumed that that LLMs can predict VTT, but they only wrote the code.</text:span></text:p>
      <text:p text:style-name="P3">Coherence: <text:span text:style-name="T12">5</text:span>/5. <text:span text:style-name="T5">The structure is quite coherent</text:span></text:p>
      <text:p text:style-name="P5">Insightfulness: <text:span text:style-name="T12">5</text:span><text:span text:style-name="T8">/</text:span>5. <text:span text:style-name="T12">N</text:span><text:span text:style-name="T8">ew insights given, </text:span><text:span text:style-name="T14">about LLMs optimized for port operations etc.</text:span></text:p>
      <text:p text:style-name="P4">Conciseness: <text:span text:style-name="T14">4</text:span><text:span text:style-name="T8">/</text:span><text:span text:style-name="T7">5: </text:span><text:span text:style-name="T8">No wordiness. </text:span><text:span text:style-name="T14">Very shor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WWNum1" style:list-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11:31:59.607825978</meta:creation-date>
    <dc:date>2024-04-15T21:07:00.446231602</dc:date>
    <meta:editing-duration>PT33M14S</meta:editing-duration>
    <meta:editing-cycles>5</meta:editing-cycles>
    <meta:generator>LibreOffice/7.3.7.2$Linux_X86_64 LibreOffice_project/30$Build-2</meta:generator>
    <meta:document-statistic meta:table-count="0" meta:image-count="0" meta:object-count="0" meta:page-count="1" meta:paragraph-count="22" meta:word-count="369" meta:character-count="2458" meta:non-whitespace-character-count="2110"/>
  </office:meta>
</office:document-meta>
</file>